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679cm" fo:margin-left="1.341cm" table:align="left"/>
    </style:style>
    <style:style style:name="表76.A" style:family="table-column">
      <style:table-column-properties style:column-width="0.794cm"/>
    </style:style>
    <style:style style:name="表76.B" style:family="table-column">
      <style:table-column-properties style:column-width="6.399cm"/>
    </style:style>
    <style:style style:name="表76.C" style:family="table-column">
      <style:table-column-properties style:column-width="8.486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7.343cm" style:rel-column-width="28811*"/>
    </style:style>
    <style:style style:name="特徴的な機能一覧.D" style:family="table-column">
      <style:table-column-properties style:column-width="2.96cm" style:rel-column-width="11615*"/>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D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Standard">
      <style:text-properties style:font-name="IPA Pゴシック1" officeooo:paragraph-rsid="0008942e" style:font-name-asian="IPA Pゴシック1"/>
    </style:style>
    <style:style style:name="P5" style:family="paragraph" style:parent-style-name="_39_93.見出し大_28_その他_29_">
      <style:paragraph-properties fo:break-before="page"/>
    </style:style>
    <style:style style:name="P6" style:family="paragraph" style:parent-style-name="_39_93.見出し大_28_その他_29_">
      <style:paragraph-properties fo:break-before="page"/>
      <style:text-properties style:language-asian="ja" style:country-asian="JP"/>
    </style:style>
    <style:style style:name="P7" style:family="paragraph" style:parent-style-name="Contents_20_Heading">
      <style:paragraph-properties fo:break-before="page"/>
    </style:style>
    <style:style style:name="P8" style:family="paragraph" style:parent-style-name="Heading_20_1">
      <style:paragraph-properties fo:break-before="page"/>
      <style:text-properties officeooo:paragraph-rsid="0008942e"/>
    </style:style>
    <style:style style:name="P9" style:family="paragraph" style:parent-style-name="_39_94.見出し中_28_その他_29_">
      <style:text-properties style:language-asian="ja" style:country-asian="JP"/>
    </style:style>
    <style:style style:name="P10" style:family="paragraph" style:parent-style-name="_39_94.見出し中_28_その他_29_">
      <style:text-properties officeooo:paragraph-rsid="0006ddd1"/>
    </style:style>
    <style:style style:name="P11" style:family="paragraph" style:parent-style-name="_39_4.表内">
      <style:paragraph-properties style:snap-to-layout-grid="false"/>
    </style:style>
    <style:style style:name="P12" style:family="paragraph" style:parent-style-name="_39_4.表内">
      <style:paragraph-properties style:snap-to-layout-grid="false"/>
      <style:text-properties style:language-asian="ja" style:country-asian="JP"/>
    </style:style>
    <style:style style:name="P13" style:family="paragraph" style:parent-style-name="_39_93.見出し大_28_その他_29_">
      <style:text-properties style:language-asian="ja" style:country-asian="JP"/>
    </style:style>
    <style:style style:name="P14" style:family="paragraph" style:parent-style-name="_39_93.見出し大_28_その他_29_">
      <style:text-properties style:font-name-asian="IPAゴシック2" style:language-asian="ja" style:country-asian="JP"/>
    </style:style>
    <style:style style:name="P15" style:family="paragraph" style:parent-style-name="_31_.本文_28_大見出し_29_">
      <style:paragraph-properties fo:margin-left="0cm" fo:margin-right="0cm" fo:text-indent="0cm" style:auto-text-indent="false"/>
      <style:text-properties style:language-asian="ja" style:country-asian="JP"/>
    </style:style>
    <style:style style:name="P16" style:family="paragraph" style:parent-style-name="_32_.本文_ff08_中見出し_ff09_">
      <style:text-properties style:language-asian="ja" style:country-asian="JP"/>
    </style:style>
    <style:style style:name="P17" style:family="paragraph" style:parent-style-name="_32_.本文_ff08_中見出し_ff09_">
      <style:text-properties officeooo:paragraph-rsid="000867b6" style:language-asian="ja" style:country-asian="JP"/>
    </style:style>
    <style:style style:name="P18" style:family="paragraph" style:parent-style-name="_32_.本文_ff08_中見出し_ff09_">
      <style:text-properties officeooo:paragraph-rsid="000867b6"/>
    </style:style>
    <style:style style:name="P19" style:family="paragraph" style:parent-style-name="_31_.本文_28_大見出し_29_">
      <style:paragraph-properties fo:text-align="center" style:justify-single-word="false"/>
    </style:style>
    <style:style style:name="P20" style:family="paragraph" style:parent-style-name="_31_.本文_28_大見出し_29_">
      <style:text-properties officeooo:paragraph-rsid="000867b6"/>
    </style:style>
    <style:style style:name="P21" style:family="paragraph" style:parent-style-name="_31_.本文_28_大見出し_29_">
      <style:text-properties style:language-asian="ja" style:country-asian="JP"/>
    </style:style>
    <style:style style:name="P22" style:family="paragraph" style:parent-style-name="_31_.本文_28_大見出し_29_">
      <style:text-properties officeooo:paragraph-rsid="000867b6" style:language-asian="ja" style:country-asian="JP"/>
    </style:style>
    <style:style style:name="P23" style:family="paragraph" style:parent-style-name="_31_.本文_28_大見出し_29_">
      <style:text-properties style:font-name="IPA Pゴシック1" style:font-name-asian="IPA Pゴシック1"/>
    </style:style>
    <style:style style:name="P24" style:family="paragraph" style:parent-style-name="_31_.本文_28_大見出し_29_">
      <style:text-properties style:font-name="IPA Pゴシック1" officeooo:paragraph-rsid="0008942e" style:font-name-asian="IPA Pゴシック1"/>
    </style:style>
    <style:style style:name="P25" style:family="paragraph" style:parent-style-name="_31_.本文_28_大見出し_29_">
      <style:text-properties style:font-name="IPA Pゴシック1" officeooo:paragraph-rsid="0008942e" fo:background-color="transparent" style:font-name-asian="IPA Pゴシック1"/>
    </style:style>
    <style:style style:name="P26" style:family="paragraph" style:parent-style-name="_31_.本文_28_大見出し_29_">
      <style:text-properties officeooo:paragraph-rsid="0008942e"/>
    </style:style>
    <style:style style:name="P27" style:family="paragraph" style:parent-style-name="_33_.本文_28_小見出し_29_">
      <style:paragraph-properties fo:margin-left="2cm" fo:margin-right="0cm" fo:text-indent="0cm" style:auto-text-indent="false"/>
    </style:style>
    <style:style style:name="P28" style:family="paragraph" style:parent-style-name="_33_.本文_28_小見出し_29_">
      <style:paragraph-properties fo:text-align="start" style:justify-single-word="false"/>
      <style:text-properties style:language-asian="ja" style:country-asian="JP"/>
    </style:style>
    <style:style style:name="P29" style:family="paragraph" style:parent-style-name="Table_20_Heading">
      <style:text-properties style:language-asian="ja" style:country-asian="JP"/>
    </style:style>
    <style:style style:name="P30" style:family="paragraph" style:parent-style-name="Table_20_Heading">
      <style:text-properties officeooo:paragraph-rsid="000867b6" style:language-asian="ja" style:country-asian="JP"/>
    </style:style>
    <style:style style:name="P31" style:family="paragraph" style:parent-style-name="Table_20_Heading">
      <style:paragraph-properties fo:text-align="center" style:justify-single-word="false"/>
      <style:text-properties fo:color="#000000" fo:font-weight="bold" officeooo:paragraph-rsid="0008942e" fo:background-color="#c0c0c0" style:language-asian="ja" style:country-asian="JP" style:font-weight-asian="bold" style:font-weight-complex="bold"/>
    </style:style>
    <style:style style:name="P32" style:family="paragraph" style:parent-style-name="Table_20_Heading">
      <style:paragraph-properties fo:text-align="center" style:justify-single-word="false"/>
      <style:text-properties fo:color="#000000" fo:font-weight="bold" officeooo:paragraph-rsid="0008942e" fo:background-color="transparent" style:language-asian="ja" style:country-asian="JP" style:font-weight-asian="bold" style:font-weight-complex="bold"/>
    </style:style>
    <style:style style:name="P33" style:family="paragraph" style:parent-style-name="Table_20_Heading">
      <style:text-properties fo:font-weight="bold" officeooo:paragraph-rsid="0008942e" fo:background-color="#c0c0c0" style:font-weight-asian="bold" style:font-weight-complex="bold"/>
    </style:style>
    <style:style style:name="P34" style:family="paragraph" style:parent-style-name="Table_20_Heading">
      <style:text-properties officeooo:paragraph-rsid="0008942e" fo:background-color="#c0c0c0"/>
    </style:style>
    <style:style style:name="P35" style:family="paragraph" style:parent-style-name="Table_20_Heading">
      <style:text-properties officeooo:paragraph-rsid="0008942e" fo:background-color="transparent"/>
    </style:style>
    <style:style style:name="P36" style:family="paragraph" style:parent-style-name="Table_20_Heading">
      <style:text-properties fo:font-size="8pt" officeooo:paragraph-rsid="0008942e" style:font-size-asian="8pt" style:font-size-complex="8pt"/>
    </style:style>
    <style:style style:name="P37" style:family="paragraph" style:parent-style-name="Table_20_Heading">
      <style:paragraph-properties fo:text-align="center" style:justify-single-word="false"/>
      <style:text-properties officeooo:paragraph-rsid="0008942e"/>
    </style:style>
    <style:style style:name="P38" style:family="paragraph" style:parent-style-name="Table_20_Heading">
      <style:text-properties officeooo:paragraph-rsid="0008942e"/>
    </style:style>
    <style:style style:name="P39" style:family="paragraph" style:parent-style-name="Table_20_Contents">
      <style:text-properties style:language-asian="ja" style:country-asian="JP"/>
    </style:style>
    <style:style style:name="P40" style:family="paragraph" style:parent-style-name="Table_20_Contents">
      <style:paragraph-properties fo:text-align="start" style:justify-single-word="false"/>
      <style:text-properties officeooo:paragraph-rsid="000867b6" style:language-asian="ja" style:country-asian="JP"/>
    </style:style>
    <style:style style:name="P41" style:family="paragraph" style:parent-style-name="Table_20_Contents">
      <style:paragraph-properties fo:text-align="start" style:justify-single-word="false"/>
      <style:text-properties officeooo:rsid="0003b6f8" officeooo:paragraph-rsid="000867b6" style:language-asian="ja" style:country-asian="JP"/>
    </style:style>
    <style:style style:name="P42" style:family="paragraph" style:parent-style-name="Table_20_Contents">
      <style:paragraph-properties fo:text-align="start" style:justify-single-word="false"/>
      <style:text-properties officeooo:rsid="000595ec" officeooo:paragraph-rsid="000867b6" style:language-asian="ja" style:country-asian="JP"/>
    </style:style>
    <style:style style:name="P43" style:family="paragraph" style:parent-style-name="Table_20_Contents">
      <style:paragraph-properties fo:text-align="start" style:justify-single-word="false"/>
      <style:text-properties officeooo:rsid="0007198e" officeooo:paragraph-rsid="000867b6" style:language-asian="ja" style:country-asian="JP"/>
    </style:style>
    <style:style style:name="P44" style:family="paragraph" style:parent-style-name="Table_20_Contents">
      <style:paragraph-properties fo:text-align="start" style:justify-single-word="false"/>
      <style:text-properties officeooo:rsid="00066dc1" officeooo:paragraph-rsid="000867b6" style:language-asian="ja" style:country-asian="JP"/>
    </style:style>
    <style:style style:name="P45" style:family="paragraph" style:parent-style-name="Table_20_Contents">
      <style:paragraph-properties fo:text-align="start" style:justify-single-word="false"/>
      <style:text-properties officeooo:rsid="000a574d" officeooo:paragraph-rsid="000867b6" style:language-asian="ja" style:country-asian="JP"/>
    </style:style>
    <style:style style:name="P46" style:family="paragraph" style:parent-style-name="Table_20_Contents">
      <style:paragraph-properties fo:text-align="start" style:justify-single-word="false"/>
      <style:text-properties officeooo:rsid="0008740b" officeooo:paragraph-rsid="000867b6" style:language-asian="ja" style:country-asian="JP"/>
    </style:style>
    <style:style style:name="P47" style:family="paragraph" style:parent-style-name="Table_20_Contents">
      <style:paragraph-properties fo:text-align="start" style:justify-single-word="false"/>
      <style:text-properties officeooo:rsid="000eba8a" officeooo:paragraph-rsid="000867b6" style:language-asian="ja" style:country-asian="JP"/>
    </style:style>
    <style:style style:name="P48" style:family="paragraph" style:parent-style-name="Table_20_Contents">
      <style:paragraph-properties fo:text-align="start" style:justify-single-word="false"/>
      <style:text-properties officeooo:rsid="000c3f71" officeooo:paragraph-rsid="000867b6" style:language-asian="ja" style:country-asian="JP"/>
    </style:style>
    <style:style style:name="P49" style:family="paragraph" style:parent-style-name="Table_20_Contents">
      <style:text-properties officeooo:paragraph-rsid="0008942e" style:language-asian="ja" style:country-asian="JP"/>
    </style:style>
    <style:style style:name="P50" style:family="paragraph" style:parent-style-name="Table_20_Contents">
      <style:paragraph-properties fo:text-align="start" style:justify-single-word="false"/>
      <style:text-properties fo:font-size="8pt" officeooo:paragraph-rsid="000867b6" style:font-size-asian="8pt" style:language-asian="ja" style:country-asian="JP" style:font-size-complex="8pt"/>
    </style:style>
    <style:style style:name="P51" style:family="paragraph" style:parent-style-name="Table_20_Contents">
      <style:text-properties fo:font-size="8pt" officeooo:paragraph-rsid="0008942e" style:font-size-asian="8pt" style:language-asian="ja" style:country-asian="JP" style:font-size-complex="8pt"/>
    </style:style>
    <style:style style:name="P52" style:family="paragraph" style:parent-style-name="Table_20_Contents">
      <style:paragraph-properties fo:text-align="center" style:justify-single-word="false"/>
      <style:text-properties fo:font-size="8pt" officeooo:paragraph-rsid="0008942e" style:font-size-asian="8pt" style:font-size-complex="8pt"/>
    </style:style>
    <style:style style:name="P53" style:family="paragraph" style:parent-style-name="Table_20_Contents">
      <style:text-properties fo:font-size="8pt" officeooo:paragraph-rsid="0008942e" style:font-size-asian="8pt" style:font-size-complex="8pt"/>
    </style:style>
    <style:style style:name="P54" style:family="paragraph" style:parent-style-name="Table_20_Contents">
      <style:paragraph-properties fo:text-align="center" style:justify-single-word="false"/>
      <style:text-properties officeooo:paragraph-rsid="0008942e" fo:background-color="transparent"/>
    </style:style>
    <style:style style:name="P55" style:family="paragraph" style:parent-style-name="Table_20_Contents">
      <style:paragraph-properties fo:text-align="center" style:justify-single-word="false"/>
      <style:text-properties officeooo:paragraph-rsid="0008942e" fo:background-color="transparent" style:language-asian="ja" style:country-asian="JP"/>
    </style:style>
    <style:style style:name="P56" style:family="paragraph" style:parent-style-name="Table_20_Contents">
      <style:text-properties officeooo:paragraph-rsid="0008942e" fo:background-color="transparent" style:language-asian="ja" style:country-asian="JP"/>
    </style:style>
    <style:style style:name="P57" style:family="paragraph" style:parent-style-name="Table_20_Contents">
      <style:text-properties officeooo:paragraph-rsid="0008942e" fo:background-color="transparent"/>
    </style:style>
    <style:style style:name="P58" style:family="paragraph" style:parent-style-name="Table_20_Contents">
      <style:paragraph-properties fo:text-align="center" style:justify-single-word="false"/>
      <style:text-properties officeooo:rsid="0008d526" officeooo:paragraph-rsid="0008d526" fo:background-color="transparent"/>
    </style:style>
    <style:style style:name="P59" style:family="paragraph" style:parent-style-name="Table_20_Contents">
      <style:paragraph-properties fo:text-align="center" style:justify-single-word="false"/>
      <style:text-properties officeooo:paragraph-rsid="0008942e"/>
    </style:style>
    <style:style style:name="P60" style:family="paragraph" style:parent-style-name="Table_20_Contents">
      <style:text-properties officeooo:paragraph-rsid="0008942e"/>
    </style:style>
    <style:style style:name="P61" style:family="paragraph" style:parent-style-name="_39_92.サブタイトル">
      <style:text-properties style:font-name="IPAゴシック2" style:font-name-asian="IPAゴシック2"/>
    </style:style>
    <style:style style:name="P62" style:family="paragraph" style:parent-style-name="_39_92.サブタイトル">
      <style:text-properties style:font-name="IPAゴシック2" style:font-name-asian="IPAゴシック2" style:language-asian="ja" style:country-asian="JP"/>
    </style:style>
    <style:style style:name="P63" style:family="paragraph" style:parent-style-name="_39_92.サブタイトル">
      <style:text-properties style:font-name="ＭＳ ゴシック" officeooo:rsid="036bd5c3" officeooo:paragraph-rsid="0006ddd1" style:font-name-asian="ＭＳ ゴシック" style:language-asian="ja" style:country-asian="JP"/>
    </style:style>
    <style:style style:name="P64" style:family="paragraph" style:parent-style-name="Text_20_body">
      <style:paragraph-properties fo:text-align="start" style:justify-single-word="false"/>
      <style:text-properties fo:font-size="8pt" officeooo:paragraph-rsid="000867b6" style:font-size-asian="8pt" style:language-asian="ja" style:country-asian="JP" style:font-size-complex="8pt"/>
    </style:style>
    <style:style style:name="P65" style:family="paragraph" style:parent-style-name="_39_91.メインタイトル">
      <style:text-properties officeooo:paragraph-rsid="0006ddd1" style:language-asian="ja" style:country-asian="JP"/>
    </style:style>
    <style:style style:name="P66" style:family="paragraph" style:parent-style-name="_32_.本文_ff08_中見出し_ff09_">
      <style:paragraph-properties fo:margin-left="1.334cm" fo:margin-right="0cm" fo:text-indent="0cm" style:auto-text-indent="false"/>
    </style:style>
    <style:style style:name="P67" style:family="paragraph" style:parent-style-name="_32_.本文_ff08_中見出し_ff09_">
      <style:paragraph-properties fo:margin-left="1.334cm" fo:margin-right="0cm" fo:text-indent="0cm" style:auto-text-indent="false"/>
      <style:text-properties officeooo:paragraph-rsid="0006ddd1" fo:background-color="transparent" style:language-asian="ja" style:country-asian="JP"/>
    </style:style>
    <style:style style:name="P68" style:family="paragraph" style:parent-style-name="_32_.本文_ff08_中見出し_ff09_">
      <style:paragraph-properties fo:margin-left="1.334cm" fo:margin-right="0cm" fo:text-indent="0cm" style:auto-text-indent="false"/>
      <style:text-properties officeooo:paragraph-rsid="0006ddd1" style:language-asian="ja" style:country-asian="JP"/>
    </style:style>
    <style:style style:name="P69"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0867b6"/>
    </style:style>
    <style:style style:name="P70"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0867b6" style:language-asian="ja" style:country-asian="JP"/>
    </style:style>
    <style:style style:name="P71"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0867b6" style:language-asian="ja" style:country-asian="JP"/>
    </style:style>
    <style:style style:name="P72" style:family="paragraph" style:parent-style-name="_39_94.見出し中_28_その他_29_">
      <style:paragraph-properties fo:margin-left="0.667cm" fo:margin-right="0cm" fo:text-indent="0cm" style:auto-text-indent="false"/>
      <style:text-properties officeooo:paragraph-rsid="0006ddd1"/>
    </style:style>
    <style:style style:name="P73" style:family="paragraph" style:parent-style-name="Contents_20_2">
      <style:paragraph-properties>
        <style:tab-stops>
          <style:tab-stop style:position="16.683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1">
      <style:text-properties style:font-name="IPA Pゴシック1" officeooo:paragraph-rsid="0008942e" style:font-name-asian="IPA Pゴシック1"/>
    </style:style>
    <style:style style:name="P76" style:family="paragraph" style:parent-style-name="Table">
      <style:text-properties style:font-name="IPA Pゴシック1" officeooo:paragraph-rsid="0008942e" fo:background-color="transparent" style:font-name-asian="IPA Pゴシック1"/>
    </style:style>
    <style:style style:name="P77" style:family="paragraph" style:parent-style-name="Table">
      <style:paragraph-properties fo:text-align="center" style:justify-single-word="false"/>
      <style:text-properties fo:font-size="9pt" officeooo:paragraph-rsid="0008942e" style:font-size-asian="9pt" style:font-size-complex="9pt"/>
    </style:style>
    <style:style style:name="P78" style:family="paragraph" style:parent-style-name="Table">
      <style:paragraph-properties fo:keep-with-next="always"/>
      <style:text-properties officeooo:paragraph-rsid="000867b6"/>
    </style:style>
    <style:style style:name="P79" style:family="paragraph" style:parent-style-name="Table">
      <style:paragraph-properties fo:text-align="center" style:justify-single-word="false" fo:keep-with-next="always"/>
      <style:text-properties style:font-name="IPA Pゴシック1" fo:font-size="9pt" officeooo:paragraph-rsid="0008942e" fo:background-color="transparent" style:font-name-asian="IPA Pゴシック1" style:font-size-asian="9pt" style:font-size-complex="9pt"/>
    </style:style>
    <style:style style:name="P80" style:family="paragraph" style:parent-style-name="_39_93.見出し大_28_その他_29_" style:master-page-name="First_20_Page">
      <style:paragraph-properties style:page-number="auto"/>
    </style:style>
    <style:style style:name="P81" style:family="paragraph" style:parent-style-name="_32_.本文_ff08_中見出し_ff09_">
      <style:text-properties style:language-asian="ja" style:country-asian="JP"/>
    </style:style>
    <style:style style:name="P82" style:family="paragraph" style:parent-style-name="_32_.本文_ff08_中見出し_ff09_">
      <style:text-properties officeooo:paragraph-rsid="000e6894" style:language-asian="ja" style:country-asian="JP"/>
    </style:style>
    <style:style style:name="P83" style:family="paragraph" style:parent-style-name="_31_.大見出し">
      <style:text-properties officeooo:paragraph-rsid="000867b6"/>
    </style:style>
    <style:style style:name="P84" style:family="paragraph" style:parent-style-name="_31_.大見出し">
      <style:paragraph-properties fo:break-before="page"/>
      <style:text-properties officeooo:paragraph-rsid="000867b6" style:language-asian="ja" style:country-asian="JP"/>
    </style:style>
    <style:style style:name="P85" style:family="paragraph" style:parent-style-name="_31_.大見出し">
      <style:paragraph-properties fo:break-before="page"/>
      <style:text-properties officeooo:paragraph-rsid="000867b6"/>
    </style:style>
    <style:style style:name="P86" style:family="paragraph" style:parent-style-name="_31_.大見出し" style:master-page-name="">
      <style:paragraph-properties fo:margin-left="0.148cm" fo:margin-right="0cm" fo:text-indent="0cm" style:auto-text-indent="false" style:page-number="auto" fo:break-before="page" style:shadow="none"/>
      <style:text-properties officeooo:paragraph-rsid="000867b6" style:language-asian="ja" style:country-asian="JP"/>
    </style:style>
    <style:style style:name="P87" style:family="paragraph" style:parent-style-name="_32_.中見出し">
      <style:text-properties style:language-asian="ja" style:country-asian="JP"/>
    </style:style>
    <style:style style:name="P88" style:family="paragraph" style:parent-style-name="_32_.中見出し">
      <style:text-properties officeooo:paragraph-rsid="000867b6" style:language-asian="ja" style:country-asian="JP"/>
    </style:style>
    <style:style style:name="P89" style:family="paragraph" style:parent-style-name="_32_.中見出し">
      <style:text-properties officeooo:paragraph-rsid="000867b6"/>
    </style:style>
    <style:style style:name="P90" style:family="paragraph" style:parent-style-name="_32_.中見出し">
      <style:paragraph-properties fo:margin-left="0.667cm" fo:margin-right="0cm" fo:text-indent="0cm" style:auto-text-indent="false"/>
      <style:text-properties officeooo:paragraph-rsid="000867b6" style:language-asian="ja" style:country-asian="JP"/>
    </style:style>
    <style:style style:name="P91" style:family="paragraph" style:parent-style-name="_32_.中見出し">
      <style:paragraph-properties fo:break-before="page"/>
      <style:text-properties officeooo:paragraph-rsid="000867b6" style:language-asian="ja" style:country-asian="JP"/>
    </style:style>
    <style:style style:name="P92" style:family="paragraph" style:parent-style-name="_33_.小見出し">
      <style:text-properties style:language-asian="ja" style:country-asian="JP"/>
    </style:style>
    <style:style style:name="P93" style:family="paragraph" style:parent-style-name="Table_20_Contents">
      <style:paragraph-properties fo:text-align="start" style:justify-single-word="false"/>
      <style:text-properties officeooo:rsid="000cf3a0" officeooo:paragraph-rsid="000867b6" style:language-asian="ja" style:country-asian="JP"/>
    </style:style>
    <style:style style:name="P94" style:family="paragraph" style:parent-style-name="Table_20_Contents">
      <style:paragraph-properties fo:text-align="start" style:justify-single-word="false"/>
      <style:text-properties officeooo:rsid="000ce768" officeooo:paragraph-rsid="000ce768" style:language-asian="ja" style:country-asian="JP"/>
    </style:style>
    <style:style style:name="P95" style:family="paragraph">
      <style:paragraph-properties fo:text-align="end"/>
    </style:style>
    <style:style style:name="P96" style:family="paragraph">
      <loext:graphic-properties draw:fill="none" draw:fill-color="#ffffff"/>
      <style:paragraph-properties fo:text-align="end"/>
      <style:text-properties style:font-name="IPAゴシック2" fo:font-size="6pt" style:font-size-asian="6pt" style:font-size-complex="6pt"/>
    </style:style>
    <style:style style:name="P97" style:family="paragraph">
      <style:paragraph-properties fo:text-align="center"/>
    </style:style>
    <style:style style:name="P98" style:family="paragraph">
      <loext:graphic-properties draw:fill="none" draw:fill-color="#ffffff"/>
      <style:text-properties style:font-name="ＭＳ ゴシック" fo:font-size="6pt" style:font-size-asian="6pt" style:font-size-complex="6pt"/>
    </style:style>
    <style:style style:name="P99" style:family="paragraph">
      <loext:graphic-properties draw:fill="none" draw:fill-color="#ffffff"/>
      <style:text-properties style:font-name="IPA Pゴシック2" fo:font-size="6pt" style:font-size-asian="6pt" style:font-size-complex="6pt"/>
    </style:style>
    <style:style style:name="P100" style:family="paragraph">
      <loext:graphic-properties draw:fill="solid" draw:fill-color="#ffffff"/>
      <style:paragraph-properties fo:text-align="start"/>
      <style:text-properties fo:font-size="10pt" style:font-size-asian="10pt" style:font-size-complex="10pt"/>
    </style:style>
    <style:style style:name="P101" style:family="paragraph">
      <loext:graphic-properties draw:fill-color="#c5000b"/>
      <style:paragraph-properties fo:text-align="center"/>
      <style:text-properties fo:color="#ffffff" fo:font-size="36pt" style:font-size-asian="36pt" style:font-size-complex="36pt"/>
    </style:style>
    <style:style style:name="T1" style:family="text">
      <style:text-properties style:language-asian="ja" style:country-asian="JP"/>
    </style:style>
    <style:style style:name="T2" style:family="text">
      <style:text-properties fo:font-size="7pt" style:font-size-asian="7pt" style:font-size-complex="7pt"/>
    </style:style>
    <style:style style:name="T3" style:family="text">
      <style:text-properties fo:font-size="7pt" style:font-size-asian="7pt" style:language-asian="ja" style:country-asian="JP" style:font-size-complex="7pt"/>
    </style:style>
    <style:style style:name="T4" style:family="text">
      <style:text-properties officeooo:rsid="00023c53"/>
    </style:style>
    <style:style style:name="T5" style:family="text">
      <style:text-properties officeooo:rsid="000a574d"/>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fo:background-color="transparent" loext:char-shading-value="0"/>
    </style:style>
    <style:style style:name="T9" style:family="text">
      <style:text-properties fo:background-color="transparent" loext:char-shading-value="0" style:language-asian="ja" style:country-asian="JP"/>
    </style:style>
    <style:style style:name="T10" style:family="text">
      <style:text-properties fo:font-size="9pt" style:font-size-asian="9pt" style:font-size-complex="9pt"/>
    </style:style>
    <style:style style:name="T11" style:family="text">
      <style:text-properties fo:font-size="9pt" style:font-size-asian="9pt" style:language-asian="ja" style:country-asian="JP" style:font-size-complex="9pt"/>
    </style:style>
    <style:style style:name="T12" style:family="text">
      <style:text-properties officeooo:rsid="000ce768"/>
    </style:style>
    <style:style style:name="T13" style:family="text">
      <style:text-properties style:font-name="IPAゴシック2" fo:font-size="6pt" style:font-size-asian="6pt" style:font-size-complex="6pt"/>
    </style:style>
    <style:style style:name="T14" style:family="text">
      <style:text-properties style:font-name="ＭＳ ゴシック" fo:font-size="6pt" style:font-size-asian="6pt" style:font-size-complex="6pt"/>
    </style:style>
    <style:style style:name="T15" style:family="text">
      <style:text-properties fo:font-size="10pt" style:font-size-asian="10pt" style:font-size-complex="10pt"/>
    </style:style>
    <style:style style:name="T16" style:family="text">
      <style:text-properties fo:font-size="12pt"/>
    </style:style>
    <style:style style:name="T17" style:family="text">
      <style:text-properties fo:font-size="10pt"/>
    </style:style>
    <style:style style:name="T18" style:family="text">
      <style:text-properties fo:font-size="6pt" style:font-size-asian="6pt" style:font-size-complex="6pt"/>
    </style:style>
    <style:style style:name="T19" style:family="text">
      <style:text-properties fo:color="#ffffff" fo:font-size="36pt" style:font-size-asian="36pt" style:font-size-complex="3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fill-color="#c5000b" draw:textarea-horizontal-align="justify" draw:textarea-vertical-align="middle" draw:auto-grow-height="false" fo:min-height="4.138cm" fo:min-width="9.1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15"><text:bookmark-start text:name="__RefHeading__802_178903962"/>製作者<text:bookmark-end text:name="__RefHeading__802_178903962"/></text:p>
          <text:p text:style-name="P15"><text:bookmark-start text:name="__RefHeading__804_178903962"/>担当企業名<text:bookmark-end text:name="__RefHeading__804_178903962"/></text:p>
        </draw:text-box>
      </draw:frame>
      <draw:frame draw:style-name="fr3" draw:name="グラフィックス7" text:anchor-type="page" text:anchor-page-number="2" svg:x="2.193cm" svg:y="18.009cm" svg:width="2.268cm" style:rel-width="13%" svg:height="0.771cm" style:rel-height="3%" draw:z-index="23">
        <draw:image xlink:href="Pictures/10000201000000580000001FED1EC38A.png" xlink:type="simple" xlink:show="embed" xlink:actuate="onLoad"/>
      </draw:frame>
      <draw:rect text:anchor-type="page" text:anchor-page-number="2" draw:z-index="22" draw:style-name="gr2" draw:text-style-name="P100" svg:width="17.022cm" svg:height="9.203cm" svg:x="2.03cm" svg:y="17.44cm">
        <text:p><text:span text:style-name="T15">ライセンス</text:span></text:p>
        <text:p><text:span text:style-name="T15"/></text:p>
        <text:p><text:span text:style-name="T15"/></text:p>
        <text:p><text:span text:style-name="T15">本作品は</text:span><text:span text:style-name="T15">CC-BY</text:span><text:span text:style-name="T15">ライセンスによって許諾されています。</text:span></text:p>
        <text:p><text:span text:style-name="T15">ライセンスの内容を知りたい方は</text:span><text:span text:style-name="T15">http://creativecommons.org/licenses/by/2.1/jp/</text:span><text:span text:style-name="T15">でご確認ください。</text:span></text:p>
        <text:p><text:span text:style-name="T15">文書の内容、表記に関する誤り、ご要望、感想等につきましては、</text:span><text:span text:style-name="T15">PGECons</text:span><text:span text:style-name="T15">のサイトを通じてお寄せいただきます</text:span></text:p>
        <text:p><text:span text:style-name="T15">ようお願いいたします。</text:span></text:p>
        <text:p><text:span text:style-name="T15">サイト</text:span><text:span text:style-name="T15">URL <text:s/></text:span><text:span text:style-name="T16"><text:a xlink:href="https://www.pgecons.org/contact/" xlink:type="simple">https://www.pgecons.org/contact/</text:a></text:span></text:p>
        <text:p><text:span text:style-name="T17"/></text:p>
        <text:p><text:span text:style-name="T18">Eclipse</text:span><text:span text:style-name="T18">は、</text:span><text:span text:style-name="T18">Eclipse Foundation Inc</text:span><text:span text:style-name="T18">の米国、およびその他の国における商標もしくは登録商標です。</text:span></text:p>
        <text:p><text:span text:style-name="T18">IBM</text:span><text:span text:style-name="T18">および</text:span><text:span text:style-name="T18">DB2</text:span><text:span text:style-name="T18">は、世界の多くの国で登録された</text:span><text:span text:style-name="T18">International Business Machines Corporation</text:span><text:span text:style-name="T18">の商標です。</text:span></text:p>
        <text:p><text:span text:style-name="T18">Intel</text:span><text:span text:style-name="T18">、インテルおよび</text:span><text:span text:style-name="T18">Xeon</text:span><text:span text:style-name="T18">は、米国およびその他の国における </text:span><text:span text:style-name="T18">Intel Corporation </text:span><text:span text:style-name="T18">の商標です。</text:span></text:p>
        <text:p><text:span text:style-name="T18">Java</text:span><text:span text:style-name="T18">は、</text:span><text:span text:style-name="T18">Oracle Corporation </text:span><text:span text:style-name="T18">及びその子会社、関連会社の米国及びその他の国における登録商標です。文中の社名、商品名等は各社の商標または登録商標である場合があります。</text:span></text:p>
        <text:p><text:span text:style-name="T18">Linux </text:span><text:span text:style-name="T18">は、</text:span><text:span text:style-name="T18">Linus Torvalds </text:span><text:span text:style-name="T18">氏の日本およびその他の国における登録商標または商標です。</text:span></text:p>
        <text:p><text:span text:style-name="T18">Red Hat</text:span><text:span text:style-name="T18">および</text:span><text:span text:style-name="T18">Shadowman logo</text:span><text:span text:style-name="T18">は、米国およびその他の国における</text:span><text:span text:style-name="T18">Red Hat,Inc.</text:span><text:span text:style-name="T18">の商標または登録商標です。</text:span></text:p>
        <text:p><text:span text:style-name="T18">Microsoft</text:span><text:span text:style-name="T18">、</text:span><text:span text:style-name="T18">Windows Server</text:span><text:span text:style-name="T18">、</text:span><text:span text:style-name="T18">SQL Server</text:span><text:span text:style-name="T18">、米国 </text:span><text:span text:style-name="T18">Microsoft Corporation</text:span><text:span text:style-name="T18">の米国及びその他の国における登録商標または商標です。</text:span></text:p>
        <text:p><text:span text:style-name="T18">MySQL</text:span><text:span text:style-name="T18">は、</text:span><text:span text:style-name="T18">Oracle Corporation </text:span><text:span text:style-name="T18">及びその子会社、関連会社の米国及びその他の国における登録商標です。文中の社名、商品名等は各社の商標または登録商標である場合があります。</text:span></text:p>
        <text:p><text:span text:style-name="T18">Oracle</text:span><text:span text:style-name="T18">は、</text:span><text:span text:style-name="T18">Oracle Corporation </text:span><text:span text:style-name="T18">及びその子会社、関連会社の米国及びその他の国における登録商標です。文中の社名、商品名等は各社の商標または登録商標である場合があります。</text:span></text:p>
        <text:p><text:span text:style-name="T18">PostgreSQL</text:span><text:span text:style-name="T18">は、</text:span><text:span text:style-name="T18">PostgreSQL Community Association of Canada</text:span><text:span text:style-name="T18">のカナダにおける登録商標およびその他の国における商標です。</text:span></text:p>
        <text:p><text:span text:style-name="T18">Windows </text:span><text:span text:style-name="T18">は米国 </text:span><text:span text:style-name="T18">Microsoft Corporation </text:span><text:span text:style-name="T18">の米国およびその他の国における登録商標です。</text:span></text:p>
        <text:p><text:span text:style-name="T18">TPC, TPC Benchmark,TPC-C, TPC-E, tpmC, TPC-H, QphH</text:span><text:span text:style-name="T18">は米国</text:span><text:span text:style-name="T18">Transaction Processing Performance Council</text:span><text:span text:style-name="T18">の商標です</text:span></text:p>
        <text:p><text:span text:style-name="T18">その他、本資料に記載されている社名及び商品名はそれぞれ各社が商標または登録商標として使用している場合があります 。</text:span></text:p>
      </draw:rect>
      <text:p text:style-name="P80">PostgreSQL<text:span text:style-name="T1">エンタープライズ・コンソーシアム 技術部会 WG#2</text:span></text:p>
      <text:p text:style-name="P13"/>
      <text:p text:style-name="P2"/>
      <text:p text:style-name="P14"/>
      <text:p text:style-name="P2"/>
      <text:p text:style-name="P2"/>
      <text:p text:style-name="P2"/>
      <text:p text:style-name="P2"/>
      <text:p text:style-name="P2"/>
      <text:p text:style-name="P2"/>
      <text:p text:style-name="P2"/>
      <text:p text:style-name="P2"/>
      <text:p text:style-name="P2"/>
      <text:p text:style-name="P2"/>
      <text:p text:style-name="P65">ＤＢ選定基準編</text:p>
      <text:p text:style-name="P63">要件から採択するPostgreSQL</text:p>
      <text:p text:style-name="P62"/>
      <text:p text:style-name="P3"/>
      <text:p text:style-name="P61"/>
      <text:p text:style-name="P5">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1">版</text:p>
          </table:table-cell>
          <table:table-cell table:style-name="表2.A1" office:value-type="string">
            <text:p text:style-name="P11">改訂日</text:p>
          </table:table-cell>
          <table:table-cell table:style-name="表2.C1" office:value-type="string">
            <text:p text:style-name="P11">変更内容<text:span text:style-name="T1"> </text:span><text:span text:style-name="T3">※</text:span><text:span text:style-name="T2">表の列はスタイル「94.表内」を選択セルの背景は網掛け25%灰色</text:span></text:p>
          </table:table-cell>
        </table:table-row>
        <table:table-row table:style-name="表2.1">
          <table:table-cell table:style-name="表2.A5" office:value-type="string">
            <text:p text:style-name="P11">1.0</text:p>
          </table:table-cell>
          <table:table-cell table:style-name="表2.B5" office:value-type="string">
            <text:p text:style-name="P12">yyyy/mm/dd</text:p>
          </table:table-cell>
          <table:table-cell table:style-name="表2.C5" office:value-type="string">
            <text:p text:style-name="P11">新規作成</text:p>
          </table:table-cell>
        </table:table-row>
        <table:table-row table:style-name="表2.1">
          <table:table-cell table:style-name="表2.A5" office:value-type="string">
            <text:p text:style-name="P11"/>
          </table:table-cell>
          <table:table-cell table:style-name="表2.B5" office:value-type="string">
            <text:p text:style-name="P12"/>
          </table:table-cell>
          <table:table-cell table:style-name="表2.C5" office:value-type="string">
            <text:p text:style-name="P11"/>
          </table:table-cell>
        </table:table-row>
        <table:table-row table:style-name="表2.1">
          <table:table-cell table:style-name="表2.A5" office:value-type="string">
            <text:p text:style-name="P11"/>
          </table:table-cell>
          <table:table-cell table:style-name="表2.B5" office:value-type="string">
            <text:p text:style-name="P11"/>
          </table:table-cell>
          <table:table-cell table:style-name="表2.C5" office:value-type="string">
            <text:p text:style-name="P11"/>
          </table:table-cell>
        </table:table-row>
        <table:table-row table:style-name="表2.1">
          <table:table-cell table:style-name="表2.A5" office:value-type="string">
            <text:p text:style-name="P11"/>
          </table:table-cell>
          <table:table-cell table:style-name="表2.B5" office:value-type="string">
            <text:p text:style-name="P11"/>
          </table:table-cell>
          <table:table-cell table:style-name="表2.C5" office:value-type="string">
            <text:p text:style-name="P11"/>
          </table:table-cell>
        </table:table-row>
      </table:table>
      <text:p text:style-name="Standard"/>
      <text:p text:style-name="P5">はじめに</text:p>
      <text:p text:style-name="P10">■本資料の概要と目的</text:p>
      <text:p text:style-name="P67">　本資料は、任意のICTシステムにおいて構成するDBMSに求められる要件を列挙し、PostgreSQLではどのようにその要件に応えられるか記述、考察した文書である。</text:p>
      <text:p text:style-name="P68"/>
      <text:p text:style-name="P72">■資料内の記述について</text:p>
      <text:p text:style-name="P67">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66"/>
      <text:p text:style-name="P8">■<text:span text:style-name="T7">本資料で扱う用語の定義</text:span></text:p>
      <text:p text:style-name="P24"><text:s/><text:span text:style-name="T9">本資料</text:span><text:span text:style-name="T8">では、曖昧な意味としてとらえることができる用語を用いますが、次のような意味で記載</text:span><text:span text:style-name="T9">し</text:span><text:span text:style-name="T8">ています。</text:span></text:p>
      <text:p text:style-name="P76"><text:span text:style-name="T10">表 </text:span><text:span text:style-name="T10"><text:sequence text:ref-name="refTable0" text:name="Table" text:formula="ooow:Table+1" style:num-format="1">1</text:sequence></text:span><text:span text:style-name="T10">: </text:span><text:span text:style-name="T11">用語定義</text:span></text:p>
      <table:table table:name="表66" table:style-name="表66">
        <table:table-column table:style-name="表66.A"/>
        <table:table-column table:style-name="表66.B"/>
        <table:table-column table:style-name="表66.C"/>
        <table:table-row>
          <table:table-cell table:style-name="表66.A1" office:value-type="string">
            <text:p text:style-name="P31">№</text:p>
          </table:table-cell>
          <table:table-cell table:style-name="表66.A1" office:value-type="string">
            <text:p text:style-name="P33">用語</text:p>
          </table:table-cell>
          <table:table-cell table:style-name="表66.C1" office:value-type="string">
            <text:p text:style-name="P34">意味</text:p>
          </table:table-cell>
        </table:table-row>
        <table:table-row>
          <table:table-cell table:style-name="表66.A2" office:value-type="string">
            <text:p text:style-name="P54">1</text:p>
          </table:table-cell>
          <table:table-cell table:style-name="表66.A2" office:value-type="string">
            <text:p text:style-name="P57"><draw:custom-shape text:anchor-type="paragraph" draw:z-index="24" draw:style-name="gr3" draw:text-style-name="P101" svg:width="14.024cm" svg:height="6.377cm" svg:x="0.713cm" svg:y="0.169cm"><text:p text:style-name="P97"><text:span text:style-name="T19">この頁は不要では？</text:span></text:p><draw:enhanced-geometry svg:viewBox="0 0 21600 21600" draw:text-areas="3000 3320 17110 17330" draw:type="cloud-callout" draw:modifiers="2309.14350396177 21791.15044247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BMS</text:p>
          </table:table-cell>
          <table:table-cell table:style-name="表66.C4" office:value-type="string">
            <text:p text:style-name="P57">データベース管理システムを指します。ここでは、PostgreSQLおよび異種DBMSの総称として利用します。</text:p>
          </table:table-cell>
        </table:table-row>
        <table:table-row>
          <table:table-cell table:style-name="表66.A2" office:value-type="string">
            <text:p text:style-name="P54">2</text:p>
          </table:table-cell>
          <table:table-cell table:style-name="表66.A2" office:value-type="string">
            <text:p text:style-name="P56">ICTシステム</text:p>
          </table:table-cell>
          <table:table-cell table:style-name="表66.C4" office:value-type="string">
            <text:p text:style-name="P56">コンピュータおよびコンピュータネットワークで構成されたシステムを指します。</text:p>
            <text:p text:style-name="P56">また、本資料では便宜的にデータベース管理システムを必要な要素として扱います。</text:p>
          </table:table-cell>
        </table:table-row>
        <table:table-row>
          <table:table-cell table:style-name="表66.A2" office:value-type="string">
            <text:p text:style-name="P55">3</text:p>
          </table:table-cell>
          <table:table-cell table:style-name="表66.A2" office:value-type="string">
            <text:p text:style-name="P56">要件</text:p>
          </table:table-cell>
          <table:table-cell table:style-name="表66.C4" office:value-type="string">
            <text:p text:style-name="P56">本資料ではICTシステムが実現する具体的に人間の役に立つための機能や性能指標を指します。</text:p>
          </table:table-cell>
        </table:table-row>
      </table:table>
      <text:p text:style-name="P21"/>
      <text:p text:style-name="P75"><text:span text:style-name="T1">■</text:span><text:span text:style-name="T9">本資料で扱うソフトウェア</text:span></text:p>
      <text:p text:style-name="P25"><text:span text:style-name="T1">本資料の記載内容</text:span>では、次の<text:span text:style-name="T1">ソフトウェアを机上調査および実機調査して記載されています。</text:span></text:p>
      <text:p text:style-name="P79">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32">№</text:p>
          </table:table-cell>
          <table:table-cell table:style-name="表69.A1" office:value-type="string">
            <text:p text:style-name="P35">環境名</text:p>
          </table:table-cell>
          <table:table-cell table:style-name="表69.A1" office:value-type="string">
            <text:p text:style-name="P35">実装</text:p>
          </table:table-cell>
          <table:table-cell table:style-name="表69.D1" office:value-type="string">
            <text:p text:style-name="P35">バージョン</text:p>
          </table:table-cell>
        </table:table-row>
        <table:table-row>
          <table:table-cell table:style-name="表69.A2" office:value-type="string">
            <text:p text:style-name="P54">1</text:p>
          </table:table-cell>
          <table:table-cell table:style-name="表69.B2" office:value-type="string">
            <text:p text:style-name="P56">要件対応状況確認対象</text:p>
          </table:table-cell>
          <table:table-cell table:style-name="表69.B2" office:value-type="string">
            <text:p text:style-name="P57">PostgreSQL</text:p>
          </table:table-cell>
          <table:table-cell table:style-name="表69.D4" office:value-type="string">
            <text:p text:style-name="P56"/>
          </table:table-cell>
        </table:table-row>
        <table:table-row>
          <table:table-cell table:style-name="表69.B2" office:value-type="string">
            <text:p text:style-name="P58">2</text:p>
          </table:table-cell>
          <table:table-cell table:style-name="表69.B2" office:value-type="string">
            <text:p text:style-name="P57"/>
          </table:table-cell>
          <table:table-cell table:style-name="表69.B2" office:value-type="string">
            <text:p text:style-name="P56"/>
          </table:table-cell>
          <table:table-cell table:style-name="表69.D4" office:value-type="string">
            <text:p text:style-name="P56"/>
          </table:table-cell>
        </table:table-row>
        <table:table-row>
          <table:table-cell table:style-name="表69.B2" office:value-type="string">
            <text:p text:style-name="P58">3</text:p>
          </table:table-cell>
          <table:table-cell table:style-name="表69.B2" office:value-type="string">
            <text:p text:style-name="P57"/>
          </table:table-cell>
          <table:table-cell table:style-name="表69.B2" office:value-type="string">
            <text:p text:style-name="P56"/>
          </table:table-cell>
          <table:table-cell table:style-name="表69.D4" office:value-type="string">
            <text:p text:style-name="P56"/>
          </table:table-cell>
        </table:table-row>
      </table:table>
      <text:p text:style-name="P26"/>
      <text:p text:style-name="P77"><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37"><text:s/><text:span text:style-name="T1">№</text:span></text:p>
          </table:table-cell>
          <table:table-cell table:style-name="表76.A1" office:value-type="string">
            <text:p text:style-name="P38">環境名</text:p>
          </table:table-cell>
          <table:table-cell table:style-name="表76.C1" office:value-type="string">
            <text:p text:style-name="P38">バージョン</text:p>
          </table:table-cell>
        </table:table-row>
        <table:table-row>
          <table:table-cell table:style-name="表76.A3" office:value-type="string">
            <text:p text:style-name="P54">1</text:p>
          </table:table-cell>
          <table:table-cell table:style-name="表76.B2" office:value-type="string">
            <text:p text:style-name="P57"/>
          </table:table-cell>
          <table:table-cell table:style-name="表76.C2" office:value-type="string">
            <text:p text:style-name="P57"/>
          </table:table-cell>
        </table:table-row>
        <table:table-row>
          <table:table-cell table:style-name="表76.A3" office:value-type="string">
            <text:p text:style-name="P59">2</text:p>
          </table:table-cell>
          <table:table-cell table:style-name="表76.B2" office:value-type="string">
            <text:p text:style-name="P60"/>
          </table:table-cell>
          <table:table-cell table:style-name="表76.C2" office:value-type="string">
            <text:p text:style-name="P49"/>
          </table:table-cell>
        </table:table-row>
      </table:table>
      <text:p text:style-name="P4"/>
      <text:p text:style-name="P23"/>
      <text:p text:style-name="P77"><text:span text:style-name="T6">表 </text:span><text:span text:style-name="T6"><text:sequence text:ref-name="refTable3" text:name="Table" text:formula="ooow:Table+1" style:num-format="1">4</text:sequence></text:span><text:span text:style-name="T6">: </text:span><text:span text:style-name="T7">コマンド・</text:span><text:span text:style-name="T6">ツール</text:span><text:span text:style-name="T7">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31">№</text:p>
          </table:table-cell>
          <table:table-cell table:style-name="表77.A1" office:value-type="string">
            <text:p text:style-name="P36">コマンド・ツール</text:p>
          </table:table-cell>
          <table:table-cell table:style-name="表77.A1" office:value-type="string">
            <text:p text:style-name="P36">バージョン</text:p>
          </table:table-cell>
          <table:table-cell table:style-name="表77.A1" office:value-type="string">
            <text:p text:style-name="P36">ライセンス</text:p>
          </table:table-cell>
          <table:table-cell table:style-name="表77.A1" office:value-type="string">
            <text:p text:style-name="P36">入手元（URI）</text:p>
          </table:table-cell>
          <table:table-cell table:style-name="表77.F1" office:value-type="string">
            <text:p text:style-name="P36">概要</text:p>
          </table:table-cell>
        </table:table-row>
        <table:table-row>
          <table:table-cell table:style-name="表77.A2" office:value-type="string">
            <text:p text:style-name="P52">1</text:p>
          </table:table-cell>
          <table:table-cell table:style-name="表77.A2" office:value-type="string">
            <text:p text:style-name="P51"/>
          </table:table-cell>
          <table:table-cell table:style-name="表77.A2" office:value-type="string">
            <text:p text:style-name="P53"/>
          </table:table-cell>
          <table:table-cell table:style-name="表77.A2" office:value-type="string">
            <text:p text:style-name="P53"/>
          </table:table-cell>
          <table:table-cell table:style-name="表77.A2" office:value-type="string">
            <text:p text:style-name="P53"/>
          </table:table-cell>
          <table:table-cell table:style-name="表77.F4" office:value-type="string">
            <text:p text:style-name="P53"/>
          </table:table-cell>
        </table:table-row>
        <table:table-row>
          <table:table-cell table:style-name="表77.A2" office:value-type="string">
            <text:p text:style-name="P52">2</text:p>
          </table:table-cell>
          <table:table-cell table:style-name="表77.A2" office:value-type="string">
            <text:p text:style-name="P51"/>
          </table:table-cell>
          <table:table-cell table:style-name="表77.A2" office:value-type="string">
            <text:p text:style-name="P53"/>
          </table:table-cell>
          <table:table-cell table:style-name="表77.A2" office:value-type="string">
            <text:p text:style-name="P53"/>
          </table:table-cell>
          <table:table-cell table:style-name="表77.A2" office:value-type="string">
            <text:p text:style-name="P53"/>
          </table:table-cell>
          <table:table-cell table:style-name="表77.F4" office:value-type="string">
            <text:p text:style-name="P51"/>
          </table:table-cell>
        </table:table-row>
        <table:table-row>
          <table:table-cell table:style-name="表77.A2" office:value-type="string">
            <text:p text:style-name="P52">3</text:p>
          </table:table-cell>
          <table:table-cell table:style-name="表77.A2" office:value-type="string">
            <text:p text:style-name="P53"/>
          </table:table-cell>
          <table:table-cell table:style-name="表77.A2" office:value-type="string">
            <text:p text:style-name="P53"/>
          </table:table-cell>
          <table:table-cell table:style-name="表77.A2" office:value-type="string">
            <text:p text:style-name="P53"/>
          </table:table-cell>
          <table:table-cell table:style-name="表77.A2" office:value-type="string">
            <text:p text:style-name="P53"/>
          </table:table-cell>
          <table:table-cell table:style-name="表77.F4" office:value-type="string">
            <text:p text:style-name="P53"/>
          </table:table-cell>
        </table:table-row>
      </table:table>
      <text:p text:style-name="P4"/>
      <text:p text:style-name="P23"/>
      <text:p text:style-name="P23"/>
      <text:p text:style-name="P23"/>
      <text:p text:style-name="P23"/>
      <text:p text:style-name="P23"/>
      <text:p text:style-name="P23"/>
      <text:p text:style-name="P23"/>
      <text:p text:style-name="P23"/>
      <text:p text:style-name="P23"/>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7">目次</text:p>
          </text:index-title>
          <text:p text:style-name="P74"><text:a xlink:type="simple" xlink:href="#__RefHeading__866_566129406" text:style-name="Index_20_Link" text:visited-style-name="Index_20_Link">1.技術要件（一般的な機能）<text:tab/>5</text:a></text:p>
          <text:p text:style-name="P73"><text:a xlink:type="simple" xlink:href="#__RefHeading__644_1683883031" text:style-name="Index_20_Link" text:visited-style-name="Index_20_Link">1.1.アーキテクチャ<text:tab/>5</text:a></text:p>
          <text:p text:style-name="P73"><text:a xlink:type="simple" xlink:href="#__RefHeading__824_178903962" text:style-name="Index_20_Link" text:visited-style-name="Index_20_Link">1.2.スキーマ・オブジェクト<text:tab/>5</text:a></text:p>
          <text:p text:style-name="P73"><text:a xlink:type="simple" xlink:href="#__RefHeading___Toc16744_1087420786" text:style-name="Index_20_Link" text:visited-style-name="Index_20_Link">1.3.国際化対応<text:tab/>5</text:a></text:p>
          <text:p text:style-name="P73"><text:a xlink:type="simple" xlink:href="#__RefHeading___Toc16746_1087420786" text:style-name="Index_20_Link" text:visited-style-name="Index_20_Link">1.4.開発言語<text:tab/>5</text:a></text:p>
          <text:p text:style-name="P73"><text:a xlink:type="simple" xlink:href="#__RefHeading___Toc16748_1087420786" text:style-name="Index_20_Link" text:visited-style-name="Index_20_Link">1.5.前提条件<text:tab/>5</text:a></text:p>
          <text:p text:style-name="P74"><text:a xlink:type="simple" xlink:href="#__RefHeading__724_1783628202" text:style-name="Index_20_Link" text:visited-style-name="Index_20_Link">2.技術要件（特徴的な機能）<text:tab/>6</text:a></text:p>
          <text:p text:style-name="P73"><text:a xlink:type="simple" xlink:href="#__RefHeading__726_1783628202" text:style-name="Index_20_Link" text:visited-style-name="Index_20_Link">2.1.GIS（地理情報システム）<text:tab/>7</text:a></text:p>
          <text:p text:style-name="P73"><text:a xlink:type="simple" xlink:href="#__RefHeading___Toc16754_1087420786" text:style-name="Index_20_Link" text:visited-style-name="Index_20_Link">2.2.FDW（外部データラッパ）<text:tab/>7</text:a></text:p>
          <text:p text:style-name="P74"><text:a xlink:type="simple" xlink:href="#__RefHeading___Toc16776_1087420786" text:style-name="Index_20_Link" text:visited-style-name="Index_20_Link">3.サポートツール<text:tab/>8</text:a></text:p>
          <text:p text:style-name="P73"><text:a xlink:type="simple" xlink:href="#__RefHeading___Toc3066_1797497934" text:style-name="Index_20_Link" text:visited-style-name="Index_20_Link">3.1.管理ツール<text:tab/>8</text:a></text:p>
          <text:p text:style-name="P73"><text:a xlink:type="simple" xlink:href="#__RefHeading___Toc3068_1797497934" text:style-name="Index_20_Link" text:visited-style-name="Index_20_Link">3.2.開発ツール<text:tab/>8</text:a></text:p>
          <text:p text:style-name="P74"><text:a xlink:type="simple" xlink:href="#__RefHeading___Toc3070_1797497934" text:style-name="Index_20_Link" text:visited-style-name="Index_20_Link">4.コスト面での考慮<text:tab/>8</text:a></text:p>
          <text:p text:style-name="P74"><text:a xlink:type="simple" xlink:href="#__RefHeading___Toc3072_1797497934" text:style-name="Index_20_Link" text:visited-style-name="Index_20_Link">5.PostgreSQLの市場価値<text:tab/>8</text:a></text:p>
          <text:p text:style-name="P73"><text:a xlink:type="simple" xlink:href="#__RefHeading___Toc3074_1797497934" text:style-name="Index_20_Link" text:visited-style-name="Index_20_Link">5.1.製品の安定性<text:tab/>8</text:a></text:p>
          <text:p text:style-name="P73"><text:a xlink:type="simple" xlink:href="#__RefHeading___Toc3076_1797497934" text:style-name="Index_20_Link" text:visited-style-name="Index_20_Link">5.2.市場ニーズ<text:tab/>8</text:a></text:p>
          <text:p text:style-name="P73"><text:a xlink:type="simple" xlink:href="#__RefHeading___Toc3078_1797497934" text:style-name="Index_20_Link" text:visited-style-name="Index_20_Link">5.3.技術情報の入手<text:tab/>8</text:a></text:p>
          <text:p text:style-name="P73"><text:a xlink:type="simple" xlink:href="#__RefHeading___Toc3080_1797497934" text:style-name="Index_20_Link" text:visited-style-name="Index_20_Link">5.4.サポート支援<text:tab/>8</text:a></text:p>
        </text:index-body>
      </text:table-of-content>
      <text:p text:style-name="Standard"/>
      <text:p text:style-name="P19"/>
      <text:h text:style-name="P84" text:outline-level="1"><text:bookmark-start text:name="__RefHeading__866_566129406"/>技術要件（一般的な機能）<text:bookmark-end text:name="__RefHeading__866_566129406"/></text:h>
      <text:p text:style-name="P22"><text:bookmark-start text:name="__RefHeading__812_178903962"/>利用者がデータベースシステムに期待する一般的な技術要件には次のようなものがあります。<text:bookmark-end text:name="__RefHeading__812_178903962"/></text:p>
      <text:p text:style-name="P21"/>
      <text:h text:style-name="P90" text:outline-level="2"><text:bookmark-start text:name="__RefHeading__644_1683883031"/>アーキテクチャ<text:bookmark-end text:name="__RefHeading__644_1683883031"/></text:h>
      <text:p text:style-name="P16"><text:bookmark-start text:name="__RefHeading__816_178903962"/>スタイル「2.本文(中見出し)」を選択。<text:bookmark-end text:name="__RefHeading__816_178903962"/></text:p>
      <text:p text:style-name="P16"><text:bookmark-start text:name="__RefHeading__818_178903962"/>「中見出し」後の本文を記載する。<text:bookmark-end text:name="__RefHeading__818_178903962"/></text:p>
      <text:p text:style-name="P16"/>
      <text:h text:style-name="P92" text:outline-level="3"><text:bookmark-start text:name="__RefHeading__1329_1959921247"/>スタイル「3.小見出し」を選択<text:bookmark-end text:name="__RefHeading__1329_1959921247"/></text:h>
      <text:p text:style-name="P28"><text:bookmark-start text:name="__RefHeading__820_178903962"/>スタイル「3.本文(小見出し)」を選択。<text:bookmark-end text:name="__RefHeading__820_178903962"/></text:p>
      <text:p text:style-name="P27"><text:bookmark-start text:name="__RefHeading__822_178903962"/>「小見出し」後の本文を記載する。<text:bookmark-end text:name="__RefHeading__822_178903962"/></text:p>
      <text:p text:style-name="P27"/>
      <text:h text:style-name="P88" text:outline-level="2"><text:bookmark-start text:name="__RefHeading__824_178903962"/>スキーマ・オブジェクト<text:bookmark-end text:name="__RefHeading__824_178903962"/></text:h>
      <text:h text:style-name="P87" text:outline-level="2"><text:bookmark-start text:name="__RefHeading___Toc16744_1087420786"/>国際化対応<text:bookmark-end text:name="__RefHeading___Toc16744_1087420786"/></text:h>
      <text:h text:style-name="P87" text:outline-level="2"><text:bookmark-start text:name="__RefHeading___Toc16746_1087420786"/>開発言語<text:bookmark-end text:name="__RefHeading___Toc16746_1087420786"/></text:h>
      <text:h text:style-name="P87" text:outline-level="2"><text:bookmark-start text:name="__RefHeading___Toc16748_1087420786"/>前提条件<text:bookmark-end text:name="__RefHeading___Toc16748_1087420786"/></text:h>
      <text:p text:style-name="P21"/>
      <text:p text:style-name="P21"/>
      <text:h text:style-name="P86" text:outline-level="1"><text:bookmark-start text:name="__RefHeading__724_1783628202"/>技術要件（特徴的な機能）<text:bookmark-end text:name="__RefHeading__724_1783628202"/></text:h>
      <text:p text:style-name="P71"><text:s/>PostgreSQLには独特な機能や機能拡張の仕組みといった特徴的な機能が多数存在します。</text:p>
      <text:p text:style-name="P69"><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0"/>
      <text:p text:style-name="P78">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row>
          <table:table-cell table:style-name="特徴的な機能一覧.A1" office:value-type="string">
            <text:p text:style-name="P30">カテゴリ</text:p>
          </table:table-cell>
          <table:table-cell table:style-name="特徴的な機能一覧.A1" office:value-type="string">
            <text:p text:style-name="P30">機能</text:p>
          </table:table-cell>
          <table:table-cell table:style-name="特徴的な機能一覧.A1" office:value-type="string">
            <text:p text:style-name="P30">概要</text:p>
          </table:table-cell>
          <table:table-cell table:style-name="特徴的な機能一覧.D1" office:value-type="string">
            <text:p text:style-name="P30">対応ﾊﾞｰｼﾞｮﾝ</text:p>
          </table:table-cell>
        </table:table-row>
        <table:table-row>
          <table:table-cell table:style-name="特徴的な機能一覧.A3" table:number-rows-spanned="2" office:value-type="string">
            <text:p text:style-name="P40">データ型</text:p>
          </table:table-cell>
          <table:table-cell table:style-name="特徴的な機能一覧.B2" office:value-type="string">
            <text:p text:style-name="P40">範囲型</text:p>
          </table:table-cell>
          <table:table-cell table:style-name="特徴的な機能一覧.C2" office:value-type="string">
            <text:p text:style-name="P50">{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float" office:value="9.2">
            <text:p text:style-name="P40">9.2</text:p>
          </table:table-cell>
        </table:table-row>
        <table:table-row>
          <table:covered-table-cell/>
          <table:table-cell table:style-name="特徴的な機能一覧.B3" office:value-type="string">
            <text:p text:style-name="P40">JSONデータ型</text:p>
          </table:table-cell>
          <table:table-cell table:style-name="特徴的な機能一覧.C3" office:value-type="string">
            <text:p text:style-name="P64">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0">9.2 (json 型)</text:p>
            <text:p text:style-name="P40">9.4 (jsonb 型)</text:p>
          </table:table-cell>
        </table:table-row>
        <table:table-row>
          <table:table-cell table:style-name="特徴的な機能一覧.A5" table:number-rows-spanned="2" office:value-type="string">
            <text:p text:style-name="P40">インデックス</text:p>
          </table:table-cell>
          <table:table-cell table:style-name="特徴的な機能一覧.B4" office:value-type="string">
            <text:p text:style-name="P40">部分インデックス</text:p>
          </table:table-cell>
          <table:table-cell table:style-name="特徴的な機能一覧.C4" office:value-type="string">
            <text:p text:style-name="P40">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4">インデックスを更新する必要のないケースも生じるため、テーブルを更新する作業も速くなります。</text:span></text:p>
          </table:table-cell>
          <table:table-cell table:style-name="特徴的な機能一覧.D4" office:value-type="string">
            <text:p text:style-name="P40">-</text:p>
          </table:table-cell>
        </table:table-row>
        <table:table-row>
          <table:covered-table-cell/>
          <table:table-cell table:style-name="特徴的な機能一覧.B5" office:value-type="string">
            <text:p text:style-name="P41">式に対するインデックス</text:p>
          </table:table-cell>
          <table:table-cell table:style-name="特徴的な機能一覧.C5" office:value-type="string">
            <text:p text:style-name="P41">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0">-</text:p>
          </table:table-cell>
        </table:table-row>
        <table:table-row>
          <table:table-cell table:style-name="特徴的な機能一覧.A9" office:value-type="string">
            <text:p text:style-name="P40">セキュリティ</text:p>
          </table:table-cell>
          <table:table-cell table:style-name="特徴的な機能一覧.B6" office:value-type="string">
            <text:p text:style-name="P42">行レベルセキュリティ</text:p>
          </table:table-cell>
          <table:table-cell table:style-name="特徴的な機能一覧.C6" office:value-type="string">
            <text:p text:style-name="P42">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3">9.5</text:p>
          </table:table-cell>
        </table:table-row>
        <table:table-row>
          <table:table-cell table:style-name="特徴的な機能一覧.A9" office:value-type="string">
            <text:p text:style-name="P43">オブジェクト指向</text:p>
          </table:table-cell>
          <table:table-cell table:style-name="特徴的な機能一覧.B7" office:value-type="string">
            <text:p text:style-name="P40">テーブルの継承</text:p>
          </table:table-cell>
          <table:table-cell table:style-name="特徴的な機能一覧.C7" office:value-type="string">
            <text:p text:style-name="P44">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0">-</text:p>
          </table:table-cell>
        </table:table-row>
        <table:table-row>
          <table:table-cell table:style-name="特徴的な機能一覧.A9" office:value-type="string">
            <text:p text:style-name="P45">地理空間情報</text:p>
          </table:table-cell>
          <table:table-cell table:style-name="特徴的な機能一覧.B8" office:value-type="string">
            <text:p text:style-name="P46">GIS（地理情報システム）</text:p>
          </table:table-cell>
          <table:table-cell table:style-name="特徴的な機能一覧.C8" office:value-type="string">
            <text:p text:style-name="P47">地理データ型、地理空間情報の演算、高速な検索が実装できます。P<text:span text:style-name="T5">ostgreSQLで</text:span>地理空間情報を扱うための拡張であるPostGISが必要です。 </text:p>
          </table:table-cell>
          <table:table-cell table:style-name="特徴的な機能一覧.D8" office:value-type="string">
            <text:p text:style-name="P47">7.2</text:p>
          </table:table-cell>
        </table:table-row>
        <table:table-row>
          <table:table-cell table:style-name="特徴的な機能一覧.A9" office:value-type="string">
            <text:p text:style-name="P40">外部データ</text:p>
          </table:table-cell>
          <table:table-cell table:style-name="特徴的な機能一覧.B9" office:value-type="string">
            <text:p text:style-name="P40">FDW（外部データラッパ）</text:p>
          </table:table-cell>
          <table:table-cell table:style-name="特徴的な機能一覧.C9" office:value-type="string">
            <text:p text:style-name="P45">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93">9.1<text:span text:style-name="T12">(参照のみ）</text:span></text:p>
            <text:p text:style-name="P94">9.3（更新可能）</text:p>
          </table:table-cell>
        </table:table-row>
        <table:table-row>
          <table:table-cell table:style-name="特徴的な機能一覧.A10" office:value-type="string">
            <text:p text:style-name="P45">文書検索</text:p>
          </table:table-cell>
          <table:table-cell table:style-name="特徴的な機能一覧.B10" office:value-type="string">
            <text:p text:style-name="P46">全文検索</text:p>
          </table:table-cell>
          <table:table-cell table:style-name="特徴的な機能一覧.C10" office:value-type="string">
            <text:p text:style-name="P48">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0">-</text:p>
            <text:p text:style-name="P40"/>
            <text:p text:style-name="P40"/>
            <text:p text:style-name="P40"/>
          </table:table-cell>
        </table:table-row>
      </table:table>
      <text:p text:style-name="P16"/>
      <text:p text:style-name="P16"/>
      <text:p text:style-name="P82">※WG2ではこれらの機能から特に注力すべき技術を選出し、詳細な説明やアセスメントした結果を</text:p>
      <text:p text:style-name="P82">　次節以降にまとめています。</text:p>
      <text:p text:style-name="P16"/>
      <text:p text:style-name="_32_.本文_ff08_中見出し_ff09_"/>
      <text:h text:style-name="P91" text:outline-level="2"><text:bookmark-start text:name="__RefHeading__726_1783628202"/>GIS（地理情報システム）<text:bookmark-end text:name="__RefHeading__726_1783628202"/></text:h>
      <text:p text:style-name="_32_.本文_ff08_中見出し_ff09_">スタイル「2.本文(中見出し)」を選択。</text:p>
      <text:p text:style-name="_32_.本文_ff08_中見出し_ff09_">「中見出し」後の本文を記載する。</text:p>
      <text:p text:style-name="P16"/>
      <text:h text:style-name="P88" text:outline-level="2"><text:bookmark-start text:name="__RefHeading___Toc16754_1087420786"/>FDW（外部データラッパ）<text:bookmark-end text:name="__RefHeading___Toc16754_1087420786"/></text:h>
      <text:p text:style-name="P18">スタイル「2.本文(中見出し)」を選択。</text:p>
      <text:p text:style-name="P17">「中見出し」後の本文を記載する。</text:p>
      <text:h text:style-name="P85" text:outline-level="1"><text:bookmark-start text:name="__RefHeading___Toc16776_1087420786"/>サポートツール<text:bookmark-end text:name="__RefHeading___Toc16776_1087420786"/></text:h>
      <text:h text:style-name="P89" text:outline-level="2"><text:bookmark-start text:name="__RefHeading___Toc3066_1797497934"/>管理ツール<text:bookmark-end text:name="__RefHeading___Toc3066_1797497934"/></text:h>
      <text:h text:style-name="P89" text:outline-level="2"><text:bookmark-start text:name="__RefHeading___Toc3068_1797497934"/>開発ツール<text:bookmark-end text:name="__RefHeading___Toc3068_1797497934"/></text:h>
      <text:p text:style-name="P18"/>
      <text:h text:style-name="P83" text:outline-level="1"><text:bookmark-start text:name="__RefHeading___Toc3070_1797497934"/>コスト面での考慮<text:bookmark-end text:name="__RefHeading___Toc3070_1797497934"/></text:h>
      <text:p text:style-name="P20"/>
      <text:h text:style-name="P83" text:outline-level="1"><text:bookmark-start text:name="__RefHeading___Toc3072_1797497934"/>PostgreSQLの市場価値<text:bookmark-end text:name="__RefHeading___Toc3072_1797497934"/></text:h>
      <text:h text:style-name="P89" text:outline-level="2"><text:bookmark-start text:name="__RefHeading___Toc3074_1797497934"/>製品の安定性<text:bookmark-end text:name="__RefHeading___Toc3074_1797497934"/></text:h>
      <text:h text:style-name="P89" text:outline-level="2"><text:bookmark-start text:name="__RefHeading___Toc3076_1797497934"/>市場ニーズ<text:bookmark-end text:name="__RefHeading___Toc3076_1797497934"/></text:h>
      <text:h text:style-name="P89" text:outline-level="2"><text:bookmark-start text:name="__RefHeading___Toc3078_1797497934"/>技術情報の入手<text:bookmark-end text:name="__RefHeading___Toc3078_1797497934"/></text:h>
      <text:h text:style-name="P88" text:outline-level="2"><text:bookmark-start text:name="__RefHeading___Toc3080_1797497934"/>サポート支援<text:bookmark-end text:name="__RefHeading___Toc3080_1797497934"/></text:h>
      <text:p text:style-name="P6">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29">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C11" table:number-rows-spanned="10" office:value-type="string">
            <text:p text:style-name="P39">メインタイトル 第n版</text:p>
            <text:p text:style-name="P39">（XXXX年度 WGX）</text:p>
          </table: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
      <text:p text:style-nam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loext:graphic-properties draw:fill="none" draw:fill-color="#cfe7f5"/>
      <style:paragraph-properties fo:margin-left="0.667cm" fo:margin-right="0cm" fo:margin-top="0cm" fo:margin-bottom="0cm" loext:contextual-spacing="false" style:line-height-at-least="0.423cm" fo:text-align="start" style:justify-single-word="false" fo:text-indent="0.185cm" style:auto-text-indent="false" fo:background-color="transparent">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loext:graphic-properties draw:fill="none" draw:fill-color="#cfe7f5"/>
      <style:paragraph-properties fo:text-align="center" style:justify-single-word="false" style:page-number="auto" fo:background-color="transparent"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draw:fill="none" draw:fill-color="#cfe7f5"/>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draw:fill="none" draw:fill-color="#cfe7f5"/>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0</text:page-number><text:span text:style-name="MT2">/</text:span><text:span text:style-name="MT2"><text:page-count>10</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21"><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6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0"><draw:image xlink:href="Pictures/100000000000049D0000015E34831C08.jpg" xlink:type="simple" xlink:show="embed" xlink:actuate="onLoad"/></draw:frame></text:p>
      </style:header>
      <style:footer>
        <text:p text:style-name="MP1"><draw:frame text:anchor-type="paragraph" draw:z-index="11" draw:style-name="Mgr1" draw:text-style-name="MP3" svg:width="7.818cm" svg:height="0.458cm" svg:x="9.239cm" svg:y="0.071cm"><draw:text-box><text:p text:style-name="MP4"><text:span text:style-name="MT3">© 2016 PostgreSQL Enterprise Consortium </text:span></text:p></draw:text-box></draw:frame><text:page-number text:select-page="current">9</text:page-number><text:span text:style-name="MT2">/</text:span><text:span text:style-name="MT2"><text:page-count>10</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6"><draw:image xlink:href="Pictures/100000000000049D0000015E34831C08.jpg" xlink:type="simple" xlink:show="embed" xlink:actuate="onLoad"/></draw:frame></text:p>
      </style:header>
      <style:footer>
        <text:p text:style-name="MP1"><draw:frame text:anchor-type="paragraph" draw:z-index="7" draw:style-name="Mgr1" draw:text-style-name="MP6" svg:width="7.818cm" svg:height="0.458cm" svg:x="9.239cm" svg:y="0.071cm"><draw:text-box><text:p text:style-name="MP4"><text:span text:style-name="MT3">© 2016 PostgreSQL Enterprise Consortium </text:span></text:p></draw:text-box></draw:frame><text:page-number text:select-page="current">10</text:page-number><text:span text:style-name="MT2">/</text:span><text:span text:style-name="MT2"><text:page-count>10</text:page-count></text:span></text:p>
      </style:footer>
    </style:master-page>
    <style:master-page style:name="HTML"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2H11M57S</meta:editing-duration>
    <meta:editing-cycles>22</meta:editing-cycles>
    <meta:generator>LibreOffice/4.4.7.2$Windows_x86 LibreOffice_project/f3153a8b245191196a4b6b9abd1d0da16eead600</meta:generator>
    <dc:date>2016-01-28T15:08:18.984000000</dc:date>
    <dc:title>PGECons技術ドキュメントテンプレート Ver.3</dc:title>
    <meta:document-statistic meta:table-count="7" meta:image-count="7" meta:object-count="0" meta:page-count="10" meta:paragraph-count="163" meta:word-count="2357" meta:character-count="2748" meta:non-whitespace-character-count="2699"/>
  </office:meta>
</office:document-meta>
</file>